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text-properties fo:font-size="26pt" style:font-size-asian="26pt" style:font-size-complex="26pt"/>
    </style:style>
    <style:style style:name="P4" style:family="paragraph">
      <loext:graphic-properties draw:fill-color="#ffffff"/>
    </style:style>
    <style:style style:name="P5" style:family="paragraph">
      <loext:graphic-properties draw:fill-color="#ffffff"/>
      <style:text-properties fo:font-size="28pt" style:font-size-asian="28pt" style:font-size-complex="28pt"/>
    </style:style>
    <style:style style:name="P6" style:family="paragraph">
      <style:paragraph-properties fo:text-align="justify"/>
    </style:style>
    <style:style style:name="P7" style:family="paragraph">
      <loext:graphic-properties draw:fill-color="#ffffff"/>
      <style:text-properties fo:font-size="20pt"/>
    </style:style>
    <style:style style:name="T1" style:family="text">
      <style:text-properties fo:font-size="26pt" style:font-size-asian="26pt" style:font-size-complex="26pt"/>
    </style:style>
    <style:style style:name="T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4cm" svg:y="6.8cm" presentation:class="title" presentation:user-transformed="true">
          <draw:text-box>
            <text:p text:style-name="P1">Portal da Saúde</text:p>
          </draw:text-box>
        </draw:frame>
        <draw:frame presentation:style-name="pr2" draw:text-style-name="P3" draw:layer="layout" svg:width="23.8cm" svg:height="2.729cm" svg:x="2.2cm" svg:y="16.4cm" presentation:class="subtitle">
          <draw:text-box>
            <text:p text:style-name="P2"><text:span text:style-name="T1">Saulo Daniel Medeiros</text:span></text:p>
          </draw:text-box>
        </draw:frame>
        <draw:frame presentation:style-name="pr2" draw:text-style-name="P4" draw:layer="layout" svg:width="23.8cm" svg:height="2.729cm" svg:x="2.2cm" svg:y="2.2cm">
          <draw:text-box>
            <text:p>Trabalho de Conclusão de Curso</text:p>
          </draw:text-box>
        </draw:frame>
        <draw:frame presentation:style-name="pr2" draw:text-style-name="P5" draw:layer="layout" svg:width="23.8cm" svg:height="2.729cm" svg:x="2.6cm" svg:y="13.071cm">
          <draw:text-box>
            <text:p><text:span text:style-name="T2">Pontifícia Universidade Católica de Minas Gerai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Contexto<text:tab/></text:p>
          </draw:text-box>
        </draw:frame>
        <draw:frame presentation:style-name="pr5" draw:text-style-name="P6" draw:layer="layout" svg:width="24cm" svg:height="12.18cm" svg:x="2cm" svg:y="6cm" presentation:class="outline" presentation:user-transformed="true">
          <draw:text-box>
            <text:list text:style-name="L3">
              <text:list-header>
                <text:p text:style-name="P6">No Brasil, por se tratar de um país com um vasto território, realizar o controle de saúde da população se torna uma tarefa complexa. Recentemente houve um surto de sarampo no país, e isso se deve ao fato de que não houve uma vacinação correta durante as campanhas promovidas pela rede pública de saúde. Com isso podemos perceber que os sistema de saúde brasileiro é falho.</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Problema</text:p>
          </draw:text-box>
        </draw:frame>
        <draw:frame presentation:style-name="pr5" draw:text-style-name="P6" draw:layer="layout" svg:width="24cm" svg:height="12.18cm" svg:x="2cm" svg:y="6cm" presentation:class="outline">
          <draw:text-box>
            <text:list text:style-name="L3">
              <text:list-item>
                <text:p text:style-name="P6">Falha durante as campanhas de vacinação, seja por falta de adesão da população, ou por falta de vacinas para suprir a necessidade.</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Objetivo/Soluções</text:p>
          </draw:text-box>
        </draw:frame>
        <draw:frame presentation:style-name="pr5" draw:text-style-name="P6" draw:layer="layout" svg:width="24cm" svg:height="12.18cm" svg:x="2cm" svg:y="6cm" presentation:class="outline">
          <draw:text-box>
            <text:list text:style-name="L3">
              <text:list-item>
                <text:p text:style-name="P6">Criar uma aplicação web com um foco no controle de vacinação da população,visando o auxilio para o atendimento dos pacientes dentro de unidades de saúde, e fornecer informações úteis para a população.</text:p>
              </text:list-item>
              <text:list-item>
                <text:p text:style-name="P6">Disponibilizar serviço de consulta da localização postos de saúde de Belo Horizonte e região metropolitana.</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Objetivo/Soluções</text:p>
          </draw:text-box>
        </draw:frame>
        <draw:frame presentation:style-name="pr5" draw:text-style-name="P6" draw:layer="layout" svg:width="24cm" svg:height="12.18cm" svg:x="2cm" svg:y="6cm" presentation:class="outline">
          <draw:text-box>
            <text:list text:style-name="L3">
              <text:list-item>
                <text:p text:style-name="P6">Disponibilizar consulta online de cartão de vacinação.</text:p>
              </text:list-item>
              <text:list-item>
                <text:p text:style-name="P6">Com o cadastro de vacinas na aplicação, o governo seria capaz de realizar uma melhor gestão nas campanhas de vacinação, possuindo uma previsibilidade de quantidade de vacinas necessárias para cada região do país.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Arquitetura/Metodologia</text:p>
          </draw:text-box>
        </draw:frame>
        <draw:frame presentation:style-name="pr5" draw:text-style-name="P6" draw:layer="layout" svg:width="24cm" svg:height="12.18cm" svg:x="2cm" svg:y="6cm" presentation:class="outline">
          <draw:text-box>
            <text:list text:style-name="L3">
              <text:list-header>
                <text:p text:style-name="P6">O modelo de arquitetura utilizado para a construção da aplicação foi o MEAN stack, que é composto pelas seguintes tecnologias: MongoDB, ExpressJS, Angular e NodeJS.</text:p>
                <text:p text:style-name="P6"/>
                <text:p text:style-name="P6">O NodeJS nos proporciona rodar um servidor web de maneira simples, facilitando a implementação.</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Arquitetura/Metodologia</text:p>
          </draw:text-box>
        </draw:frame>
        <draw:frame presentation:style-name="pr5" draw:text-style-name="P6" draw:layer="layout" svg:width="24cm" svg:height="12.18cm" svg:x="2cm" svg:y="6cm" presentation:class="outline" presentation:user-transformed="true">
          <draw:text-box>
            <text:list text:style-name="L3">
              <text:list-header>
                <text:p text:style-name="P6">O ExpressJS permite que o desenvolvedor utilize requisições HTTP em seu servidor web, e também na criação e organização das rotas para os arquivos e diretórios da aplicação.</text:p>
                <text:p text:style-name="P6"/>
                <text:p text:style-name="P6">O Angular é um framework forntend que segue o modelo MVC e oferece ferramentas para criação e estilização de uma aplicação.</text:p>
              </text:list-header>
            </text:list>
          </draw:text-box>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Arquitetura/Metodologia</text:p>
          </draw:text-box>
        </draw:frame>
        <draw:frame presentation:style-name="pr5" draw:text-style-name="P6" draw:layer="layout" svg:width="24cm" svg:height="12.18cm" svg:x="2cm" svg:y="6cm" presentation:class="outline">
          <draw:text-box>
            <text:list text:style-name="L3">
              <text:list-header>
                <text:p text:style-name="P6">O MongoDB é um banco de dados NoSQL(não relacional) que é orientado a documentos. Esses documentos possuem o formato JSON, que é amplamente utilizado em aplicações web para a troca <text:s/>de informações com o servidor. Em outras palavras podemos dizer que o MongoDB armazena diretamente os objetos manipulados pela aplicação.</text:p>
              </text:list-header>
            </text:list>
          </draw:text-box>
        </draw:frame>
        <presentation:notes draw:style-name="dp2">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enário da Aplicação</text:p>
          </draw:text-box>
        </draw:frame>
        <draw:frame presentation:style-name="pr5" draw:text-style-name="P6" draw:layer="layout" svg:width="24cm" svg:height="12.18cm" svg:x="2cm" svg:y="6cm" presentation:class="outline">
          <draw:text-box>
            <text:list text:style-name="L3">
              <text:list-header>
                <text:p text:style-name="P6">O escopo do trabalho consiste em criar uma aplicação com as seguintes funcionalidades: </text:p>
              </text:list-header>
              <text:list-item>
                <text:p text:style-name="P6">Cadastro do cartão de vacinas por paciente, permitindo a consulta do mesmo, tanto pelo próprio paciente, quanto pelo médico autorizado.</text:p>
              </text:list-item>
              <text:list-item>
                <text:p text:style-name="P6">Consulta dos postos de saúde da região metropolitana de Belo Horizonte.</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enário da Aplicação</text:p>
          </draw:text-box>
        </draw:frame>
        <draw:frame presentation:style-name="pr5" draw:text-style-name="P6" draw:layer="layout" svg:width="24cm" svg:height="12.18cm" svg:x="2cm" svg:y="6cm" presentation:class="outline">
          <draw:text-box>
            <text:list text:style-name="L3">
              <text:list-item>
                <text:p text:style-name="P6">Cadastro de dependentes por usuário do sistema.</text:p>
              </text:list-item>
              <text:list-item>
                <text:p text:style-name="P6">Cadastro de médicos (apenas Adm’s).</text:p>
              </text:list-item>
              <text:list-item>
                <text:p text:style-name="P6">Feed de notícias sobre a área da saúde (informações mockadas).</text:p>
              </text:list-item>
              <text:list-item>
                <text:p text:style-name="P6">Notificação através de alertas no navegador para vacinas em atrasos quando o usuário logar no sistema.</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enário da Aplicação</text:p>
          </draw:text-box>
        </draw:frame>
        <draw:frame presentation:style-name="pr5" draw:text-style-name="P6" draw:layer="layout" svg:width="24cm" svg:height="12.18cm" svg:x="2cm" svg:y="6cm" presentation:class="outline" presentation:user-transformed="true">
          <draw:text-box>
            <text:list text:style-name="L3">
              <text:list-header>
                <text:p text:style-name="P6">Funcionalidades já implementadas:</text:p>
              </text:list-header>
              <text:list-item>
                <text:p text:style-name="P6">Consulta dos postos de saúde da região metropolitana de Belo Horizonte.</text:p>
              </text:list-item>
              <text:list-item>
                <text:p text:style-name="P6">Cadastro e consulta de cartão de vacina por usuário.</text:p>
              </text:list-item>
              <text:list-item>
                <text:p text:style-name="P6">Cadastro de dependentes por usuário.</text:p>
              </text:list-item>
              <text:list-item>
                <text:p text:style-name="P6">Feed de notícias.</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enário da Aplicação</text:p>
          </draw:text-box>
        </draw:frame>
        <draw:frame presentation:style-name="pr5" draw:text-style-name="P6" draw:layer="layout" svg:width="24cm" svg:height="12.18cm" svg:x="2cm" svg:y="6cm" presentation:class="outline">
          <draw:text-box>
            <text:list text:style-name="L3">
              <text:list-header>
                <text:p text:style-name="P6">Funcionalidades pendentes:</text:p>
              </text:list-header>
              <text:list-item>
                <text:p text:style-name="P6">Notificação de vacinas em atraso ao logar.</text:p>
              </text:list-item>
              <text:list-item>
                <text:p text:style-name="P6">Cadastro de médicos.</text:p>
              </text:list-item>
              <text:list-item>
                <text:p text:style-name="P6">Consulta do cartão de vacinas do pacient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text:s/>/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text:s/>/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4T16:29:19.370000000</meta:creation-date>
    <meta:editing-duration>PT23M29S</meta:editing-duration>
    <meta:editing-cycles>10</meta:editing-cycles>
    <meta:generator>LibreOffice/5.4.2.2$Windows_X86_64 LibreOffice_project/22b09f6418e8c2d508a9eaf86b2399209b0990f4</meta:generator>
    <dc:date>2018-10-14T18:10:44.065000000</dc:date>
    <meta:document-statistic meta:object-count="8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